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e30a" officeooo:paragraph-rsid="0018e30a"/>
    </style:style>
    <style:style style:name="P2" style:family="paragraph" style:parent-style-name="Standard">
      <style:text-properties style:text-underline-style="none" officeooo:rsid="0018e30a" officeooo:paragraph-rsid="0018e3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sion app account:</text:p>
      <text:p text:style-name="P1"/>
      <text:p text:style-name="P2">Name: Krubel Habteyes </text:p>
      <text:p text:style-name="P2"/>
      <text:p text:style-name="P2">Email: <text:a xlink:type="simple" xlink:href="mailto:habteyes@msu.edu" text:style-name="Internet_20_link" text:visited-style-name="Visited_20_Internet_20_Link">habteyes@msu.edu</text:a></text:p>
      <text:p text:style-name="P2"/>
      <text:p text:style-name="P2">Password: Billionairek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58:24.369536000</meta:creation-date>
    <dc:date>2017-04-02T22:00:59.253417000</dc:date>
    <meta:editing-duration>PT2M35S</meta:editing-duration>
    <meta:editing-cycles>1</meta:editing-cycles>
    <meta:document-statistic meta:table-count="0" meta:image-count="0" meta:object-count="0" meta:page-count="1" meta:paragraph-count="4" meta:word-count="10" meta:character-count="89" meta:non-whitespace-character-count="82"/>
    <meta:generator>LibreOffice/4.3.4.1$MacOSX_X86_64 LibreOffice_project/bc356b2f991740509f321d70e4512a6a54c5f243</meta:generator>
  </office:meta>
</office:document-meta>
</file>